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.0807in" fo:margin-right="5in" fo:margin-top="0in" fo:margin-bottom="0in" fo:text-indent="0in" style:auto-text-indent="false"/>
    </style:style>
    <style:style style:name="P2" style:family="paragraph" style:parent-style-name="Text_20_body">
      <style:paragraph-properties fo:margin-left="0.0807in" fo:margin-right="5in" fo:margin-top="0in" fo:margin-bottom="0in" fo:text-indent="0in" style:auto-text-indent="false"/>
      <style:text-properties fo:font-size="12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 style:list-style-name="L1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list-style-name="L3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mar Rivera</text:p>
      <text:p text:style-name="P1"><text:span text:style-name="T1">Andrew Poirier Daven Amin</text:span></text:p>
      <text:p text:style-name="P2">Rick Rejeleene</text:p>
      <text:p text:style-name="Standard"/>
      <text:p text:style-name="Standard"/>
      <text:p text:style-name="Standard"/>
      <text:p text:style-name="P3">System Security Discussion </text:p>
      <text:p text:style-name="P3"/>
      <text:p text:style-name="P3"/>
      <text:p text:style-name="P3"/>
      <text:p text:style-name="P3"/>
      <text:list xml:id="list6894018975378531474" text:style-name="L1">
        <text:list-header>
          <text:p text:style-name="P4">Where in the curriculum should security be introduced ? </text:p>
          <text:p text:style-name="P8"/>
          <text:p text:style-name="P8"/>
        </text:list-header>
        <text:list-item>
          <text:p text:style-name="P5">Which Courses ? </text:p>
          <text:p text:style-name="P8">In out opinion we believe that the system security should first be introduced in the Operating systems courses along with the network (sensor, wireless, etc.) and distributed systems courses. </text:p>
          <text:p text:style-name="P8"><text:s/>Also web programming and software engineering are also great classes to first introduce security in programming with systems. <text:s/></text:p>
        </text:list-item>
        <text:list-item>
          <text:p text:style-name="P5">What element of security in each ? </text:p>
        </text:list-item>
      </text:list>
      <text:list xml:id="list7417832635390319888" text:style-name="L2">
        <text:list-item>
          <text:p text:style-name="P9">Reverse engineering in the early level compiler class </text:p>
        </text:list-item>
        <text:list-item>
          <text:p text:style-name="P9">Protocol Security for the web development classes </text:p>
        </text:list-item>
        <text:list-item>
          <text:p text:style-name="P9">Command shell for the operating systems classes </text:p>
        </text:list-item>
        <text:list-item>
          <text:p text:style-name="P9">Networking and firewall configuration in the networks classes </text:p>
        </text:list-item>
      </text:list>
      <text:list xml:id="list884204120958858779" text:style-name="L3">
        <text:list-item>
          <text:p text:style-name="P6">What other skills/modules should be infused in CS courses ? </text:p>
        </text:list-item>
      </text:list>
      <text:list xml:id="list6240671988453011057" text:style-name="L4">
        <text:list-item>
          <text:p text:style-name="P11">Mobile phone/tablet development. <text:s/></text:p>
        </text:list-item>
        <text:list-item>
          <text:p text:style-name="P11">Using cloud services and how to secure them properly. </text:p>
        </text:list-item>
        <text:list-item>
          <text:p text:style-name="P11">Use of industry tools like professional debuggers and check style (code verification) tool s</text:p>
        </text:list-item>
        <text:list-item>
          <text:p text:style-name="P11">Design patterns and calling them out by name early and consistently so they could be used across the learning trail. <text:s/></text:p>
        </text:list-item>
        <text:list-item>
          <text:p text:style-name="P11">Use of standards (IEEE, HTTP/HTTPS)</text:p>
        </text:list-item>
      </text:list>
      <text:list xml:id="list40233657" text:continue-list="list884204120958858779" text:style-name="L3">
        <text:list-header>
          <text:p text:style-name="P10"/>
        </text:list-header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7T19:37:45.61</meta:creation-date>
    <meta:document-statistic meta:table-count="0" meta:image-count="0" meta:object-count="0" meta:page-count="1" meta:paragraph-count="19" meta:word-count="178" meta:character-count="1125"/>
    <dc:date>2014-04-17T20:08:01.43</dc:date>
    <meta:editing-duration>PT15M4S</meta:editing-duration>
    <meta:editing-cycles>1</meta:editing-cycles>
    <meta:generator>OpenOffice.org/3.4.1$Win32 OpenOffice.org_project/341m1$Build-9593</meta:generator>
  </office:meta>
</office:document-meta>
</file>